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Text_20_body">
      <style:text-properties officeooo:paragraph-rsid="00462c44"/>
    </style:style>
    <style:style style:name="P2" style:family="paragraph" style:parent-style-name="Text_20_body">
      <style:text-properties officeooo:paragraph-rsid="00480730"/>
    </style:style>
    <style:style style:name="P3" style:family="paragraph" style:parent-style-name="Text_20_body">
      <style:text-properties officeooo:paragraph-rsid="004af996"/>
    </style:style>
    <style:style style:name="P4" style:family="paragraph" style:parent-style-name="Text_20_body">
      <style:text-properties officeooo:paragraph-rsid="004eb791"/>
    </style:style>
    <style:style style:name="P5" style:family="paragraph" style:parent-style-name="Text_20_body" style:list-style-name="L1">
      <style:text-properties officeooo:paragraph-rsid="00480730"/>
    </style:style>
    <style:style style:name="P6" style:family="paragraph" style:parent-style-name="Text_20_body" style:list-style-name="L1">
      <style:text-properties officeooo:paragraph-rsid="0049612d"/>
    </style:style>
    <style:style style:name="P7" style:family="paragraph" style:parent-style-name="Text_20_body" style:list-style-name="L2">
      <style:text-properties officeooo:paragraph-rsid="004af996"/>
    </style:style>
    <style:style style:name="P8" style:family="paragraph" style:parent-style-name="Text_20_body">
      <style:paragraph-properties fo:text-align="center" style:justify-single-word="false"/>
      <style:text-properties fo:font-size="16pt" fo:font-weight="bold" officeooo:rsid="0055caf6" officeooo:paragraph-rsid="0055caf6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officeooo:rsid="00403658" officeooo:paragraph-rsid="00403658"/>
    </style:style>
    <style:style style:name="P10" style:family="paragraph" style:parent-style-name="Text_20_body">
      <style:paragraph-properties fo:text-align="center" style:justify-single-word="false"/>
      <style:text-properties fo:font-size="12pt" fo:font-weight="bold" officeooo:rsid="005387a3" officeooo:paragraph-rsid="005387a3" style:font-size-asian="12pt" style:font-weight-asian="bold" style:font-size-complex="12pt" style:font-weight-complex="bold"/>
    </style:style>
    <style:style style:name="T1" style:family="text">
      <style:text-properties officeooo:rsid="002def58"/>
    </style:style>
    <style:style style:name="T2" style:family="text">
      <style:text-properties officeooo:rsid="002e19f8"/>
    </style:style>
    <style:style style:name="T3" style:family="text">
      <style:text-properties officeooo:rsid="002f5201"/>
    </style:style>
    <style:style style:name="T4" style:family="text">
      <style:text-properties officeooo:rsid="002f7f40"/>
    </style:style>
    <style:style style:name="T5" style:family="text">
      <style:text-properties officeooo:rsid="002fa661"/>
    </style:style>
    <style:style style:name="T6" style:family="text">
      <style:text-properties officeooo:rsid="003089cd"/>
    </style:style>
    <style:style style:name="T7" style:family="text">
      <style:text-properties officeooo:rsid="0035b430"/>
    </style:style>
    <style:style style:name="T8" style:family="text">
      <style:text-properties officeooo:rsid="00378546"/>
    </style:style>
    <style:style style:name="T9" style:family="text">
      <style:text-properties officeooo:rsid="0038f2ca"/>
    </style:style>
    <style:style style:name="T10" style:family="text">
      <style:text-properties officeooo:rsid="003d6482"/>
    </style:style>
    <style:style style:name="T11" style:family="text">
      <style:text-properties officeooo:rsid="003ecf7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a8409" style:font-weight-asian="bold" style:font-weight-complex="bold"/>
    </style:style>
    <style:style style:name="T14" style:family="text">
      <style:text-properties fo:font-weight="bold" officeooo:rsid="0049612d" style:font-weight-asian="bold" style:font-weight-complex="bold"/>
    </style:style>
    <style:style style:name="T15" style:family="text">
      <style:text-properties officeooo:rsid="0041aaa9"/>
    </style:style>
    <style:style style:name="T16" style:family="text">
      <style:text-properties officeooo:rsid="0049612d"/>
    </style:style>
    <style:style style:name="T17" style:family="text">
      <style:text-properties officeooo:rsid="004a8409"/>
    </style:style>
    <style:style style:name="T18" style:family="text">
      <style:text-properties officeooo:rsid="004af996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def58" style:font-weight-asian="normal" style:font-weight-complex="normal"/>
    </style:style>
    <style:style style:name="T21" style:family="text">
      <style:text-properties fo:font-weight="normal" officeooo:rsid="003aa877" style:font-weight-asian="normal" style:font-weight-complex="normal"/>
    </style:style>
    <style:style style:name="T22" style:family="text">
      <style:text-properties fo:font-weight="normal" officeooo:rsid="003b78b1" style:font-weight-asian="normal" style:font-weight-complex="normal"/>
    </style:style>
    <style:style style:name="T23" style:family="text">
      <style:text-properties officeooo:rsid="00546af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tokoll anonym utvärdering <text:s text:c="38"/><text:span text:style-name="T19">20</text:span><text:span text:style-name="T20">2</text:span><text:span text:style-name="T21">3</text:span><text:span text:style-name="T19">-</text:span><text:span text:style-name="T21">05</text:span><text:span text:style-name="T19">-</text:span><text:span text:style-name="T21">2</text:span><text:span text:style-name="T22">7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12">Regel 1: du är chef!</text:span> Målet är att förbättrar kursen! Om du har dina egna idéer, gjärna gör dem! Richel bara behöver en papper med dina <text:span text:style-name="T15">anonyma </text:span>upptäckningar!</text:p>
          </table:table-cell>
        </table:table-row>
      </table:table>
      <text:p text:style-name="Text_20_body">Riktlinjer:</text:p>
      <text:p text:style-name="Text_20_body"><text:s text:c="4"/>• 1<text:span text:style-name="T7">1</text:span>:00-1<text:span text:style-name="T7">1</text:span>:<text:span text:style-name="T7">30</text:span>: <text:span text:style-name="T1">D</text:span><text:span text:style-name="T7">ö</text:span><text:span text:style-name="T1">rren </text:span><text:span text:style-name="T7">öppnas</text:span></text:p>
      <text:p text:style-name="Text_20_body"><text:s text:c="4"/>• <text:span text:style-name="T7">11</text:span>:<text:span text:style-name="T7">30</text:span>-1<text:span text:style-name="T7">2</text:span>:<text:span text:style-name="T8">15</text:span>: Elever <text:span text:style-name="T7">presenterar</text:span></text:p>
      <text:p text:style-name="Text_20_body"><text:s text:c="4"/>• 1<text:span text:style-name="T7">2</text:span>:<text:span text:style-name="T8">15</text:span>-1<text:span text:style-name="T7">2</text:span>:<text:span text:style-name="T8">30</text:span>: Paus, <text:span text:style-name="T2">Richel</text:span> informerar utvärderare</text:p>
      <text:p text:style-name="Text_20_body"><text:s text:c="4"/>• 1<text:span text:style-name="T7">2</text:span>:<text:span text:style-name="T8">30</text:span>-1<text:span text:style-name="T7">3</text:span>:<text:span text:style-name="T7">0</text:span>0: Utvärdering, <text:span text:style-name="T2">Richel </text:span><text:span text:style-name="T7">skaper grupper av </text:span>elever</text:p>
      <text:p text:style-name="Text_20_body"><text:span text:style-name="T10">Att göra u</text:span>tvärderingen, <text:span text:style-name="T10">det</text:span> består av:</text:p>
      <text:p text:style-name="P1"><text:s text:c="4"/>1. <text:span text:style-name="T11">Förklara v</text:span>arför</text:p>
      <text:p text:style-name="Text_20_body"><text:s text:c="4"/>2. Hur går kursen?</text:p>
      <text:p text:style-name="Text_20_body"><text:s text:c="4"/>3. Förklaring <text:span text:style-name="T3">av </text:span>formulär</text:p>
      <text:p text:style-name="Text_20_body"><text:s text:c="4"/>4. Fyll i formuläret</text:p>
      <text:p text:style-name="Text_20_body"><text:s text:c="4"/>5. Informellt samtal</text:p>
      <text:p text:style-name="Text_20_body"><text:s text:c="4"/>6. Utarbeta resultat</text:p>
      <text:p text:style-name="P2">(1) Förklara</text:p>
      <text:list xml:id="list378572659" text:style-name="L1">
        <text:list-item>
          <text:p text:style-name="P5"><text:span text:style-name="T13">S</text:span><text:span text:style-name="T12">yftet</text:span> med en utvärdering: Ta reda på vad eleverna tycker om kursen så att den kan göras ännu bättre</text:p>
        </text:list-item>
        <text:list-item>
          <text:p text:style-name="P6"><text:span text:style-name="T17">V</text:span>arför den är <text:span text:style-name="T12">anonym</text:span><text:span text:style-name="T14">t</text:span>: <text:span text:style-name="T16">s</text:span>å att eleverna vågar <text:span text:style-name="T16">att </text:span>vara ärliga</text:p>
        </text:list-item>
      </text:list>
      <text:p text:style-name="Text_20_body">(2) Låt först barnen berätta objektivt hur en kurs<text:span text:style-name="T4">dag</text:span> går till, som om du <text:span text:style-name="T4">har </text:span>aldrig sett den förut: vilken tid börjar den, vad gör du när du kommer in, vad gör du efteråt osv.</text:p>
      <text:p text:style-name="P3">(3) Diskutera formuläret som ska fyllas i och förklara vad "<text:span text:style-name="T5">toppen</text:span>" och "<text:span text:style-name="T5">tips</text:span>" är <text:span text:style-name="T18">(ser nedåt)? Svara <text:s/>frågor om detta</text:span></text:p>
      <text:list xml:id="list4121527995" text:style-name="L2">
        <text:list-item>
          <text:p text:style-name="P7">top<text:span text:style-name="T6">pen:</text:span> saker som går bra, </text:p>
        </text:list-item>
        <text:list-item>
          <text:p text:style-name="P7">tips: saker som kan göras bättre </text:p>
        </text:list-item>
      </text:list>
      <text:p text:style-name="P4">(4) Dela ut formulär och låt barnen fylla i dem tyst och individuellt tills alla har lagt ifrån sig pennan.</text:p>
      <text:p text:style-name="Text_20_body">(5) Diskutera kursen informellt. Uppmuntra dem att tänka kritiskt. Ställ provocerande frågor, till exempel "Är Richel verkligen inte för strikt?" Anteckna! När allt är sagt kan barnen gå</text:p>
      <text:p text:style-name="Text_20_body">(6) Utveckla resultatet av diskussionen <text:span text:style-name="T9">på, till exempel, e</text:span><text:span text:style-name="T23">tt</text:span><text:span text:style-name="T9"> papper</text:span></text:p>
      <text:p text:style-name="P8">Stor tack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12T15:44:47.732228318</meta:creation-date>
    <dc:date>2023-05-21T13:25:12.454159867</dc:date>
    <meta:editing-duration>PT43M7S</meta:editing-duration>
    <meta:editing-cycles>60</meta:editing-cycles>
    <meta:generator>LibreOffice/7.3.7.2$Linux_X86_64 LibreOffice_project/30$Build-2</meta:generator>
    <meta:document-statistic meta:table-count="1" meta:image-count="0" meta:object-count="0" meta:page-count="1" meta:paragraph-count="25" meta:word-count="244" meta:character-count="1514" meta:non-whitespace-character-count="1218"/>
  </office:meta>
</office:document-meta>
</file>